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rformanceResults" table:style-name="ta1">
        <table:shapes>
          <draw:frame draw:z-index="0" draw:style-name="gr1" draw:text-style-name="P1" svg:width="298.98mm" svg:height="173.98mm" svg:x="118.81mm" svg:y="11.42mm">
            <draw:object draw:notify-on-update-of-ranges="performanceResults.B1:performanceResults.B6 performanceResults.C1:performanceResults.C6 performanceResults.C7:performanceResults.C12 performanceResults.C13:performanceResults.C18 performanceResults.C19:performanceResults.C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ICKSO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5720" calcext:value-type="float">
            <text:p>45720</text:p>
          </table:table-cell>
        </table:table-row>
      </table:table>
      <table:named-expressions/>
      <table:database-ranges>
        <table:database-range table:name="__Anonymous_Sheet_DB__0" table:target-range-address="performanceResults.A19:performanceResults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5:48:17.976000000</dc:date>
    <meta:editing-duration>PT2M42S</meta:editing-duration>
    <meta:editing-cycles>1</meta:editing-cycles>
    <meta:document-statistic meta:table-count="1" meta:cell-count="72" meta:object-count="1"/>
    <meta:generator>LibreOffice/4.4.4.3$Windows_x86 LibreOffice_project/2c39ebcf046445232b798108aa8a7e7d89552ea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99cm" svg:height="17.399cm" xlink:href=".." xlink:type="simple" chart:class="chart:line" chart:style-name="ch1">
        <chart:title svg:x="12.537cm" svg:y="0.483cm" chart:style-name="ch2">
          <text:p>Algorithms Performance</text:p>
        </chart:title>
        <chart:subtitle svg:x="12.564cm" svg:y="1.609cm" chart:style-name="ch3">
          <text:p>Validating Time Complexity</text:p>
        </chart:subtitle>
        <chart:legend chart:legend-position="end" svg:x="26.782cm" svg:y="7.653cm" style:legend-expansion="high" chart:style-name="ch4"/>
        <chart:plot-area chart:style-name="ch5" table:cell-range-address="performanceResults.B1:performanceResults.C6 performanceResults.C7:performanceResults.C24" chart:data-source-has-labels="both" svg:x="1.608cm" svg:y="2.639cm" svg:width="24.577cm" svg:height="13.432cm">
          <chartooo:coordinate-region svg:x="2.785cm" svg:y="2.838cm" svg:width="22.843cm" svg:height="12.586cm"/>
          <chart:axis chart:dimension="x" chart:name="primary-x" chart:style-name="ch6" chartooo:axis-type="auto">
            <chartooo:date-scale/>
            <chart:title svg:x="13.151cm" svg:y="16.418cm" chart:style-name="ch7">
              <text:p>Array size</text:p>
            </chart:title>
            <chart:categories table:cell-range-address="performanceResults.B1:performanceResults.B6"/>
          </chart:axis>
          <chart:axis chart:dimension="y" chart:name="primary-y" chart:style-name="ch6">
            <chart:title svg:x="0.451cm" svg:y="12.733cm" chart:style-name="ch8">
              <text:p>Time in milliseconds [CPU Intel Core i7-4770]</text:p>
            </chart:title>
            <chart:grid chart:style-name="ch9" chart:class="major"/>
          </chart:axis>
          <chart:series chart:style-name="ch10" chart:values-cell-range-address="performanceResults.C1:performanceResults.C6" loext:label-string="quicksor" chart:class="chart:line">
            <chart:data-point chart:repeated="6"/>
          </chart:series>
          <chart:series chart:style-name="ch11" chart:values-cell-range-address="performanceResults.C7:performanceResults.C12" loext:label-string="mergesor" chart:class="chart:line">
            <chart:data-point chart:repeated="6"/>
          </chart:series>
          <chart:series chart:style-name="ch12" chart:values-cell-range-address="performanceResults.C13:performanceResults.C18" loext:label-string="insertionsor" chart:class="chart:line">
            <chart:data-point chart:repeated="6"/>
          </chart:series>
          <chart:series chart:style-name="ch13" chart:values-cell-range-address="performanceResults.C19:performanceResults.C24" loext:label-string="bubblesor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</text:p>
              </table:table-cell>
              <table:table-cell office:value-type="string">
                <text:p>mergesor</text:p>
              </table:table-cell>
              <table:table-cell office:value-type="string">
                <text:p>insertionsor</text:p>
              </table:table-cell>
              <table:table-cell office:value-type="string">
                <text:p>bubbleso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erformanceResults.B1:performanceResults.B6</svg:desc>
                </draw:g>
              </table:table-cell>
              <table:table-cell office:value-type="float" office:value="1">
                <text:p>1</text:p>
                <draw:g>
                  <svg:desc>performanceResults.C1:performanceResults.C6</svg:desc>
                </draw:g>
              </table:table-cell>
              <table:table-cell office:value-type="float" office:value="0">
                <text:p>0</text:p>
                <draw:g>
                  <svg:desc>performanceResults.C7:performanceResults.C12</svg:desc>
                </draw:g>
              </table:table-cell>
              <table:table-cell office:value-type="float" office:value="0">
                <text:p>0</text:p>
                <draw:g>
                  <svg:desc>performanceResults.C13:performanceResults.C18</svg:desc>
                </draw:g>
              </table:table-cell>
              <table:table-cell office:value-type="float" office:value="0">
                <text:p>0</text:p>
                <draw:g>
                  <svg:desc>performanceResults.C19:performanceResults.C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40">
                <text:p>940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884">
                <text:p>3884</text:p>
              </table:table-cell>
              <table:table-cell office:value-type="float" office:value="45720">
                <text:p>45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